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fe6e8" officeooo:paragraph-rsid="001fe6e8"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8"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e1a64" style:font-name-asian="Garamond1" style:font-size-asian="12pt" style:font-name-complex="Garamond1" style:font-size-complex="12pt"/>
    </style:style>
    <style:style style:name="T4" style:family="text">
      <style:text-properties style:font-name="Garamond" fo:font-size="12pt" officeooo:rsid="001fe6e8" style:font-name-asian="Garamond1" style:font-size-asian="12pt" style:font-name-complex="Garamond1" style:font-size-complex="12pt"/>
    </style:style>
    <style:style style:name="T5" style:family="text">
      <style:text-properties style:font-name="Garamond" fo:font-size="12pt" fo:font-weight="normal" style:font-name-asian="Garamond1" style:font-size-asian="12pt" style:font-weight-asian="normal" style:font-name-complex="Garamond1" style:font-size-complex="12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6">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7">0<text:span text:style-name="T7">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sessions.j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
      <text:list xml:id="list7038336456851485557"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list xml:id="list132758655786632" text:continue-numbering="true" text:style-name="WWNum1">
        <text:list-item>
          <text:p text:style-name="P20"><text:soft-page-break/></text:p>
        </text:list-item>
        <text:list-item>
          <text:p text:style-name="P20"/>
        </text:list-item>
      </text:list>
      <text:p text:style-name="P18"/>
      <text:p text:style-name="P18"/>
      <text:p text:style-name="P18"/>
      <text:p text:style-name="P18"/>
      <text:list xml:id="list132757237576703" text:continue-numbering="true" text:style-name="WWNum1">
        <text:list-item>
          <text:p text:style-name="P22"><text:span text:style-name="T6">Reviewer’s Comments:<text:line-break/><text:tab/></text:span><text:span text:style-name="T5"><text:tab/>One of the auto-generated files.</text:span></text:p>
        </text:list-item>
        <text:list-item>
          <text:p text:style-name="P21"/>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56.561371580</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1" meta:character-count="2528" meta:non-whitespace-character-count="2179"/>
  </office:meta>
</office:document-meta>
</file>